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F200000140D3994BCC.png"/>
  <manifest:file-entry manifest:media-type="image/png" manifest:full-path="Pictures/100002010000012A000000AA1A35EF43.png"/>
  <manifest:file-entry manifest:media-type="image/png" manifest:full-path="Pictures/100002010000012A000000AA2F578BEC.png"/>
  <manifest:file-entry manifest:media-type="image/png" manifest:full-path="Pictures/100002010000012A000000AA637DA9C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s1" text:anchor-type="paragraph" svg:x="2.097cm" svg:y="0.102cm" svg:width="13.176cm" svg:height="8.467cm" draw:z-index="0"><draw:image xlink:href="Pictures/10000201000001F200000140D3994B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2" text:anchor-type="paragraph" svg:x="4.293cm" svg:y="0.411cm" svg:width="7.885cm" svg:height="4.498cm" draw:z-index="1"><draw:image xlink:href="Pictures/100002010000012A000000AA1A35EF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3" text:anchor-type="paragraph" svg:x="4.293cm" svg:y="0.291cm" svg:width="7.885cm" svg:height="4.498cm" draw:z-index="2"><draw:image xlink:href="Pictures/100002010000012A000000AA2F578B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4" text:anchor-type="paragraph" svg:x="4.24cm" svg:y="1.27cm" svg:width="7.885cm" svg:height="4.498cm" draw:z-index="3"><draw:image xlink:href="Pictures/100002010000012A000000AA637DA9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mor </meta:initial-creator>
    <meta:creation-date>2011-03-08T22:46:40</meta:creation-date>
    <meta:generator>OpenOffice.org/3.2$Unix OpenOffice.org_project/320m19$Build-9505</meta:generator>
    <meta:document-statistic meta:table-count="0" meta:image-count="4" meta:object-count="0" meta:page-count="2" meta:paragraph-count="0" meta:word-count="0" meta:character-count="0"/>
    <dc:date>2011-03-08T23:31:39</dc:date>
    <dc:creator>namor </dc:creator>
    <meta:editing-duration>PT00H45M01S</meta:editing-duration>
    <meta:editing-cycles>1</meta:editing-cycles>
  </office:meta>
</office:document-meta>
</file>